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/>#!/bin/bash</text:span></text:p>
      <text:p text:style-name="Preformatted_20_Text"><text:span text:style-name="Source_20_Text"><text:s/>DBS=`mysql -uroot <text:s/>-e"show databases"`</text:span></text:p>
      <text:p text:style-name="Preformatted_20_Text"><text:span text:style-name="Source_20_Text"><text:s/>for b in $DBS ;</text:span></text:p>
      <text:p text:style-name="Preformatted_20_Text"><text:span text:style-name="Source_20_Text"><text:s/>do</text:span></text:p>
      <text:p text:style-name="Preformatted_20_Text"><text:span text:style-name="Source_20_Text"><text:s/><text:tab/>mysql -uroot -e"show tables from $b"</text:span></text:p>
      <text:p text:style-name="P1"><text:span text:style-name="Source_20_Text"><text:s/>done</text:span></text:p>
      <text:p text:style-name="P1"><text:span text:style-name="Source_20_Text"/></text:p>
      <text:p text:style-name="P1"><text:span text:style-name="Source_20_Text">#!/bin/bash<text:line-break/><text:line-break/>if [ "$1" = "" ]; then<text:line-break/>echo You must enter an extension<text:line-break/>else<text:line-break/>for f in ./*.$1<text:line-break/>do<text:line-break/>printf "Searching in files with the extension, %s\n" "$1"<text:line-break/>echo "Processing $f"<text:line-break/>while read p; <text:line-break/>do<text:line-break/>#aca va la logica para JSON<text:line-break/>echo $p<text:line-break/>done &lt;$f<text:line-break/>done</text:span></text:p>
      <text:p text:style-name="P1"><text:span text:style-name="Source_20_Text">fi</text:span></text:p>
      <text:p text:style-name="P1"><text:span text:style-name="Source_20_Text"/></text:p>
      <text:p text:style-name="Preformatted_20_Text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6:53:47</meta:creation-date>
    <dc:date>2014-08-19T18:11:57</dc:date>
    <meta:editing-duration>PT7H26M1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66" meta:character-count="354" meta:non-whitespace-character-count="286"/>
  </office:meta>
</office:document-meta>
</file>